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Fixed in version V1.0.1</text:p>
      <text:p text:style-name="P1"/>
      <text:p text:style-name="P3">Bug Fixed:</text:p>
      <text:p text:style-name="P3"/>
      <text:list xml:id="list1052050505" text:style-name="L1">
        <text:list-item>
          <text:p text:style-name="P2">Remove warning undefined index $url from admin/class-fme-checkout-fields-attributes-admin.php file.</text:p>
        </text:list-item>
        <text:list-item>
          <text:p text:style-name="P2">Remove warning shown <text:s/>for the prepare command.</text:p>
        </text:list-item>
        <text:list-item>
          <text:p text:style-name="P2">Remove unused code from setting.php file and remove undefined index $title warning.</text:p>
        </text:list-item>
        <text:list-item>
          <text:p text:style-name="P2">Add post data sensitization in all over the module.</text:p>
        </text:list-item>
        <text:list-item>
          <text:p text:style-name="P2">Resolve prepare command issues in front/class-fme-checkout-fields-attributes-front.php file.</text:p>
        </text:list-item>
        <text:list-item>
          <text:p text:style-name="P2">Resolve prepare command issues in admin/class-fme-checkout-fields-attributes-admin.php file.</text:p>
        </text:list-item>
        <text:list-item>
          <text:p text:style-name="P2">Resolve prepare command issues in class-fme-checkout-fields-attributes.php file.</text:p>
        </text:list-item>
        <text:list-item>
          <text:p text:style-name="P2">Remove unused/commented code that shown warnings from all file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11-15T11:52:53</meta:creation-date>
    <meta:generator>LibreOffice/3.5$Linux_x86 LibreOffice_project/350m1$Build-2</meta:generator>
    <dc:date>2016-11-15T12:14:42</dc:date>
    <dc:creator>root </dc:creator>
    <meta:editing-duration>PT14M19S</meta:editing-duration>
    <meta:editing-cycles>10</meta:editing-cycles>
    <meta:document-statistic meta:table-count="0" meta:image-count="0" meta:object-count="0" meta:page-count="1" meta:paragraph-count="10" meta:word-count="81" meta:character-count="662" meta:non-whitespace-character-count="597"/>
  </office:meta>
</office:document-meta>
</file>